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1.4091in" fo:break-before="auto" style:use-optimal-row-height="false"/>
    </style:style>
    <style:style style:name="ro35" style:family="table-row">
      <style:table-row-properties style:row-height="0.8492in" fo:break-before="auto" style:use-optimal-row-height="false"/>
    </style:style>
    <style:style style:name="ro36" style:family="table-row">
      <style:table-row-properties style:row-height="1.3055in" fo:break-before="auto" style:use-optimal-row-height="false"/>
    </style:style>
    <style:style style:name="ro37" style:family="table-row">
      <style:table-row-properties style:row-height="1.0154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39" style:family="table-row">
      <style:table-row-properties style:row-height="1.1811in" fo:break-before="auto" style:use-optimal-row-height="fals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1.1602in" fo:break-before="auto" style:use-optimal-row-height="false"/>
    </style:style>
    <style:style style:name="ro43" style:family="table-row">
      <style:table-row-properties style:row-height="0.6839in" fo:break-before="auto" style:use-optimal-row-height="false"/>
    </style:style>
    <style:style style:name="ro44" style:family="table-row">
      <style:table-row-properties style:row-height="0.9839in" fo:break-before="auto" style:use-optimal-row-height="false"/>
    </style:style>
    <style:style style:name="ro45" style:family="table-row">
      <style:table-row-properties style:row-height="1.0571in" fo:break-before="auto" style:use-optimal-row-height="false"/>
    </style:style>
    <style:style style:name="ro46" style:family="table-row">
      <style:table-row-properties style:row-height="0.8083in" fo:break-before="auto" style:use-optimal-row-height="false"/>
    </style:style>
    <style:style style:name="ro47" style:family="table-row">
      <style:table-row-properties style:row-height="0.9429in" fo:break-before="auto" style:use-optimal-row-height="false"/>
    </style:style>
    <style:style style:name="ro48" style:family="table-row">
      <style:table-row-properties style:row-height="0.9736in" fo:break-before="auto" style:use-optimal-row-height="false"/>
    </style:style>
    <style:style style:name="ro49" style:family="table-row">
      <style:table-row-properties style:row-height="0.7772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535in" fo:break-before="auto" style:use-optimal-row-height="false"/>
    </style:style>
    <style:style style:name="ro52" style:family="table-row">
      <style:table-row-properties style:row-height="0.7457in" fo:break-before="auto" style:use-optimal-row-height="false"/>
    </style:style>
    <style:style style:name="ro53" style:family="table-row">
      <style:table-row-properties style:row-height="3.2854in" fo:break-before="auto" style:use-optimal-row-height="true"/>
    </style:style>
    <style:style style:name="ro54" style:family="table-row">
      <style:table-row-properties style:row-height="0.6937in" fo:break-before="auto" style:use-optimal-row-height="false"/>
    </style:style>
    <style:style style:name="ro55" style:family="table-row">
      <style:table-row-properties style:row-height="0.798in" fo:break-before="auto" style:use-optimal-row-height="false"/>
    </style:style>
    <style:style style:name="ro56" style:family="table-row">
      <style:table-row-properties style:row-height="1.3472in" fo:break-before="auto" style:use-optimal-row-height="false"/>
    </style:style>
    <style:style style:name="ro57" style:family="table-row">
      <style:table-row-properties style:row-height="1.0362in" fo:break-before="auto" style:use-optimal-row-height="false"/>
    </style:style>
    <style:style style:name="ro58" style:family="table-row">
      <style:table-row-properties style:row-height="0.5075in" fo:break-before="auto" style:use-optimal-row-height="false"/>
    </style:style>
    <style:style style:name="ro59" style:family="table-row">
      <style:table-row-properties style:row-height="0.539in" fo:break-before="auto" style:use-optimal-row-height="false"/>
    </style:style>
    <style:style style:name="ro60" style:family="table-row">
      <style:table-row-properties style:row-height="1.0256in" fo:break-before="auto" style:use-optimal-row-height="false"/>
    </style:style>
    <style:style style:name="ro61" style:family="table-row">
      <style:table-row-properties style:row-height="0.7146in" fo:break-before="auto" style:use-optimal-row-height="false"/>
    </style:style>
    <style:style style:name="ro62" style:family="table-row">
      <style:table-row-properties style:row-height="1.2638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3311in" fo:break-before="auto" style:use-optimal-row-height="false"/>
    </style:style>
    <style:style style:name="ro65" style:family="table-row">
      <style:table-row-properties style:row-height="0.8807in" fo:break-before="auto" style:use-optimal-row-height="false"/>
    </style:style>
    <style:style style:name="ro66" style:family="table-row">
      <style:table-row-properties style:row-height="2.0417in" fo:break-before="auto" style:use-optimal-row-height="true"/>
    </style:style>
    <style:style style:name="ro67" style:family="table-row">
      <style:table-row-properties style:row-height="0.9016in" fo:break-before="auto" style:use-optimal-row-height="false"/>
    </style:style>
    <style:style style:name="ro68" style:family="table-row">
      <style:table-row-properties style:row-height="1.0465in" fo:break-before="auto" style:use-optimal-row-height="false"/>
    </style:style>
    <style:style style:name="ro69" style:family="table-row">
      <style:table-row-properties style:row-height="1.6992in" fo:break-before="auto" style:use-optimal-row-height="false"/>
    </style:style>
    <style:style style:name="ro70" style:family="table-row">
      <style:table-row-properties style:row-height="0.6634in" fo:break-before="auto" style:use-optimal-row-height="false"/>
    </style:style>
    <style:style style:name="ro71" style:family="table-row">
      <style:table-row-properties style:row-height="1.3882in" fo:break-before="auto" style:use-optimal-row-height="false"/>
    </style:style>
    <style:style style:name="ro72" style:family="table-row">
      <style:table-row-properties style:row-height="0.5902in" fo:break-before="auto" style:use-optimal-row-height="false"/>
    </style:style>
    <style:style style:name="ro73" style:family="table-row">
      <style:table-row-properties style:row-height="0.922in" fo:break-before="auto" style:use-optimal-row-height="false"/>
    </style:style>
    <style:style style:name="ro74" style:family="table-row">
      <style:table-row-properties style:row-height="0.4453in" fo:break-before="auto" style:use-optimal-row-height="false"/>
    </style:style>
    <style:style style:name="ro75" style:family="table-row">
      <style:table-row-properties style:row-height="1.3783in" fo:break-before="auto" style:use-optimal-row-height="false"/>
    </style:style>
    <style:style style:name="ro76" style:family="table-row">
      <style:table-row-properties style:row-height="0.8189in" fo:break-before="auto" style:use-optimal-row-height="false"/>
    </style:style>
    <style:style style:name="ro7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ackground-color="#b3b3b3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10" style:family="table-cell" style:parent-style-name="Default">
      <style:table-cell-properties fo:wrap-option="wrap" fo:border="0.0008in solid #000000"/>
      <style:text-properties fo:font-weight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2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color="#000000"/>
    </style:style>
    <style:style style:name="ce1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order="0.0008in solid #000000"/>
      <style:text-properties fo:color="#000000"/>
    </style:style>
    <style:style style:name="ce20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color="#000000" fo:font-weight="normal" style:font-weight-asian="normal" style:font-weight-complex="normal"/>
    </style:style>
    <style:style style:name="ce21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2" style:family="table-cell" style:parent-style-name="Default">
      <style:table-cell-properties fo:background-color="transparent"/>
      <style:text-properties fo:color="#000000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ackground-color="#ffffcc"/>
      <style:text-properties fo:color="#000000"/>
    </style:style>
    <style:style style:name="ce23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6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8"/>
        <table:table-column table:style-name="co11" table:default-cell-style-name="ce52"/>
        <table:table-column table:style-name="co12" table:default-cell-style-name="ce53"/>
        <table:table-column table:style-name="co13" table:default-cell-style-name="ce48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3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3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3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9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4" table:default-cell-style-name="ce64"/>
        <table:table-column table:style-name="co15" table:default-cell-style-name="ce94"/>
        <table:table-column table:style-name="co16" table:default-cell-style-name="ce119"/>
        <table:table-column table:style-name="co3" table:default-cell-style-name="ce116"/>
        <table:table-column table:style-name="co3" table:number-columns-repeated="250" table:default-cell-style-name="ce114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1"/>
          <table:covered-table-cell table:style-name="ce114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4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4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2"/>
          <table:covered-table-cell table:number-columns-repeated="2" table:style-name="ce115"/>
          <table:table-cell table:style-name="ce123" office:value-type="string">
            <text:p>Total of High</text:p>
          </table:table-cell>
          <table:table-cell table:style-name="ce126" table:formula="of:=SUMPRODUCT(([.C4:.C582]=&quot;High&quot;))" office:value-type="float" office:value="112">
            <text:p>112</text:p>
          </table:table-cell>
          <table:table-cell table:style-name="ce123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Medium</text:p>
          </table:table-cell>
          <table:table-cell table:style-name="ce123" table:formula="of:=SUMPRODUCT(([.C4:.C582]=&quot;Medium&quot;))" office:value-type="float" office:value="197">
            <text:p>197</text:p>
          </table:table-cell>
          <table:table-cell table:style-name="ce123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Low</text:p>
          </table:table-cell>
          <table:table-cell table:style-name="ce126" table:formula="of:=SUMPRODUCT(([.C4:.C582]=&quot;Low&quot;))" office:value-type="float" office:value="15">
            <text:p>15</text:p>
          </table:table-cell>
          <table:table-cell table:style-name="ce123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6" office:value-type="string">
            <text:p>High</text:p>
          </table:table-cell>
          <table:table-cell/>
          <table:table-cell table:style-name="ce125" office:value-type="string">
            <text:p>Total</text:p>
          </table:table-cell>
          <table:table-cell table:style-name="ce127" table:formula="of:=SUM([.F3:.F5])" office:value-type="float" office:value="324">
            <text:p>324</text:p>
          </table:table-cell>
          <table:table-cell table:style-name="ce127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6" office:value-type="string">
            <text:p>Search a word or </text:p>
            <text:p>phrase in content 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6" office:value-type="string">
            <text:p>Search by date in content in case choose [From] field less than [To] field when select content to add for SCV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6" office:value-type="string">
            <text:p>Search by date in content in case choose [From] field greater than [To] fiel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8" office:value-type="string">
            <text:p>Check 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9" office:value-type="string">
            <text:p>Setting for SCV page when 'Show title' check-box is not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9" office:value-type="string">
            <text:p>Setting for SCV page to print document/web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9" office:value-type="string">
            <text:p>Edit content of SCV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9" office:value-type="string">
            <text:p>Open form to setting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9" office:value-type="string">
            <text:p>Default of [Edit] icon when mode = View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9" office:value-type="string">
            <text:p>Activity of [Edit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9" office:value-type="string">
            <text:p>Fast editing when double click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9" office:value-type="string">
            <text:p>Displaying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2"/>
          <table:covered-table-cell table:style-name="ce115"/>
          <table:covered-table-cell table:style-name="ce121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9" office:value-type="string">
            <text:p>Search by name of content when select existing content to create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7" office:value-type="string">
            <text:p>Search by date in content in case choose [From] field less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7" office:value-type="string">
            <text:p>Search by date in content in case choose [From] field greater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7" office:value-type="string">
            <text:p>Search by date in content in case choose [From] field greater than current by date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8" office:value-type="string">
            <text:p>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8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Content By Query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9" office:value-type="string">
            <text:p>Vary tests with some querie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5" office:value-type="string">
            <text:p>User who is not administrator cannot edit portlet setting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6" office:value-type="string">
            <text:p>Check adding slogan on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6" office:value-type="string">
            <text:p>Check edit banner by error default.css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6" office:value-type="string">
            <text:p>Check edit banner by error java script(js)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6" office:value-type="string">
            <text:p>Check displaying form to edit foot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6" office:value-type="string">
            <text:p>Check editing footer with image/text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6" office:value-type="string">
            <text:p>Check edit footer with long text.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6" office:value-type="string">
            <text:p>Check edit footer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6" office:value-type="string">
            <text:p>Check edit footer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6" office:value-type="string">
            <text:p>Check display form to edit content of Home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6" office:value-type="string">
            <text:p>Edit content of Home 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6" office:value-type="string">
            <text:p>Check edit Homepage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6" office:value-type="string">
            <text:p>Check edit Homepage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9" office:value-type="string">
            <text:p>Search in case input no keywords for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2</text:p>
          </table:table-cell>
          <table:table-cell table:style-name="ce69" office:value-type="string">
            <text:p>Search in case search keyword does not match existing value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3</text:p>
          </table:table-cell>
          <table:table-cell table:style-name="ce90" office:value-type="string">
            <text:p>Search in case input keyword matches existing valu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4</text:p>
          </table:table-cell>
          <table:table-cell table:style-name="ce90" office:value-type="string">
            <text:p>Search in case searching keyword contains special character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5</text:p>
          </table:table-cell>
          <table:table-cell table:style-name="ce69" office:value-type="string">
            <text:p>Test Search Result in case admin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6</text:p>
          </table:table-cell>
          <table:table-cell table:style-name="ce91" office:value-type="string">
            <text:p>Test search result without login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7</text:p>
          </table:table-cell>
          <table:table-cell table:style-name="ce92" office:value-type="string">
            <text:p>Test Search Result in case normal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8</text:p>
          </table:table-cell>
          <table:table-cell table:style-name="ce92" office:value-type="string">
            <text:p>Test display search result on one page with administrator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5</text:p>
          </table:table-cell>
          <table:table-cell table:style-name="ce93" office:value-type="string">
            <text:p>Print content of search res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5" office:value-type="string">
            <text:p>Check display result when change search page layout template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SEO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6" office:value-type="string">
            <text:p>Default color of SEO icon when metadata doesn't exist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6" office:value-type="string">
            <text:p>Color of SEO icon when user inputs data but not fully complete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7" office:value-type="string">
            <text:p>Color of SEO icon when user open an administration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7" office:value-type="string">
            <text:p>Screen of SEO management when user open a portal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7" office:value-type="string">
            <text:p>Screen of SEO management when user open a content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8" office:value-type="string">
            <text:p>Check default of Sitemap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9" office:value-type="string">
            <text:p>Check Sitemap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9" office:value-type="string">
            <text:p>Check Sitemap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9" office:value-type="string">
            <text:p>Check Sitemap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9" office:value-type="string">
            <text:p>Check Sitemap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9" office:value-type="string">
            <text:p>Check Sitemap (5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9" office:value-type="string">
            <text:p>Check Sitemap (6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9" office:value-type="string">
            <text:p>Check Sitemap (7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4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0"/>
          <table:covered-table-cell table:style-name="ce122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101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2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 table:number-columns-spanned="4" table:number-rows-spanned="1">
            <text:p>Newsletter</text:p>
          </table:table-cell>
          <table:covered-table-cell table:style-name="ce103"/>
          <table:covered-table-cell table:style-name="ce120"/>
          <table:covered-table-cell table:style-name="ce122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4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4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4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4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5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6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6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6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7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6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6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6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6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6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6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6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6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6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6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6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6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6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6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6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6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6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6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6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6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8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9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0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0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2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2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2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2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3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 table:number-columns-spanned="4" table:number-rows-spanned="1">
            <text:p>Category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2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11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2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2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2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1"/>
          <table:table-cell table:style-name="ce114" table:number-columns-repeated="3"/>
          <table:table-cell table:number-columns-repeated="250"/>
        </table:table-row>
        <table:table-row table:style-name="ro17">
          <table:table-cell table:style-name="ce71"/>
          <table:table-cell table:style-name="ce114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2"/>
        <table:table-column table:style-name="co8" table:default-cell-style-name="ce66"/>
        <table:table-column table:style-name="co8" table:default-cell-style-name="ce142"/>
        <table:table-column table:style-name="co17" table:default-cell-style-name="ce124"/>
        <table:table-column table:style-name="co18" table:default-cell-style-name="ce145"/>
        <table:table-column table:style-name="co19" table:default-cell-style-name="ce150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ce163"/>
        <table:table-column table:style-name="co8" table:number-columns-repeated="246" table:default-cell-style-name="Default"/>
        <table:table-row table:style-name="ro1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885];[.$K1])" office:value-type="float" office:value="0">
            <text:p>0</text:p>
          </table:table-cell>
          <table:table-cell table:style-name="ce161" table:formula="of:=COUNTIF([.M$7:.M$885];[.$K1])" office:value-type="float" office:value="0">
            <text:p>0</text:p>
          </table:table-cell>
          <table:table-cell table:style-name="ce161" table:formula="of:=COUNTIF([.N$7:.N$885];[.$K1])" office:value-type="float" office:value="0">
            <text:p>0</text:p>
          </table:table-cell>
          <table:table-cell table:style-name="ce16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885];[.$K2])" office:value-type="float" office:value="0">
            <text:p>0</text:p>
          </table:table-cell>
          <table:table-cell table:style-name="ce161" table:formula="of:=COUNTIF([.M$7:.M$885];[.$K2])" office:value-type="float" office:value="0">
            <text:p>0</text:p>
          </table:table-cell>
          <table:table-cell table:style-name="ce161" table:formula="of:=COUNTIF([.N$7:.N$885];[.$K2])" office:value-type="float" office:value="0">
            <text:p>0</text:p>
          </table:table-cell>
          <table:table-cell table:style-name="ce16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885];[.$K3])" office:value-type="float" office:value="0">
            <text:p>0</text:p>
          </table:table-cell>
          <table:table-cell table:style-name="ce161" table:formula="of:=COUNTIF([.M$7:.M$885];[.$K3])" office:value-type="float" office:value="0">
            <text:p>0</text:p>
          </table:table-cell>
          <table:table-cell table:style-name="ce161" table:formula="of:=COUNTIF([.N$7:.N$885];[.$K3])" office:value-type="float" office:value="0">
            <text:p>0</text:p>
          </table:table-cell>
          <table:table-cell table:style-name="ce16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885];[.$K4])" office:value-type="float" office:value="0">
            <text:p>0</text:p>
          </table:table-cell>
          <table:table-cell table:style-name="ce161" table:formula="of:=COUNTIF([.M$7:.M$885];[.$K4])" office:value-type="float" office:value="0">
            <text:p>0</text:p>
          </table:table-cell>
          <table:table-cell table:style-name="ce161" table:formula="of:=COUNTIF([.N$7:.N$885];[.$K4])" office:value-type="float" office:value="0">
            <text:p>0</text:p>
          </table:table-cell>
          <table:table-cell table:style-name="ce16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885];[.$K5])" office:value-type="float" office:value="0">
            <text:p>0</text:p>
          </table:table-cell>
          <table:table-cell table:style-name="ce161" table:formula="of:=COUNTIF([.M$7:.M$885];[.$K5])" office:value-type="float" office:value="0">
            <text:p>0</text:p>
          </table:table-cell>
          <table:table-cell table:style-name="ce161" table:formula="of:=COUNTIF([.N$7:.N$885];[.$K5])" office:value-type="float" office:value="0">
            <text:p>0</text:p>
          </table:table-cell>
          <table:table-cell table:style-name="ce16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</text:span><text:span text:style-name="T8">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Setting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Other</text:p>
          </table:table-cell>
          <table:table-cell table:style-name="ce79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table:style-name="ce79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 table:number-rows-repeated="3">
          <table:table-cell table:number-columns-repeated="3"/>
          <table:table-cell table:style-name="ce93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  <table:table-row table:style-name="ro17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3];[.$K1])" office:value-type="float" office:value="11">
            <text:p>11</text:p>
          </table:table-cell>
          <table:table-cell table:style-name="ce161" table:formula="of:=COUNTIF([.M$7:.M$1063];[.$K1])" office:value-type="float" office:value="11">
            <text:p>11</text:p>
          </table:table-cell>
          <table:table-cell table:style-name="ce161" table:formula="of:=COUNTIF([.N$7:.N$1063];[.$K1])" office:value-type="float" office:value="0">
            <text:p>0</text:p>
          </table:table-cell>
          <table:table-cell table:style-name="ce16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3];[.$K2])" office:value-type="float" office:value="0">
            <text:p>0</text:p>
          </table:table-cell>
          <table:table-cell table:style-name="ce161" table:formula="of:=COUNTIF([.M$7:.M$1063];[.$K2])" office:value-type="float" office:value="0">
            <text:p>0</text:p>
          </table:table-cell>
          <table:table-cell table:style-name="ce161" table:formula="of:=COUNTIF([.N$7:.N$1063];[.$K2])" office:value-type="float" office:value="0">
            <text:p>0</text:p>
          </table:table-cell>
          <table:table-cell table:style-name="ce16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3];[.$K3])" office:value-type="float" office:value="0">
            <text:p>0</text:p>
          </table:table-cell>
          <table:table-cell table:style-name="ce161" table:formula="of:=COUNTIF([.M$7:.M$1063];[.$K3])" office:value-type="float" office:value="0">
            <text:p>0</text:p>
          </table:table-cell>
          <table:table-cell table:style-name="ce161" table:formula="of:=COUNTIF([.N$7:.N$1063];[.$K3])" office:value-type="float" office:value="0">
            <text:p>0</text:p>
          </table:table-cell>
          <table:table-cell table:style-name="ce16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3];[.$K4])" office:value-type="float" office:value="0">
            <text:p>0</text:p>
          </table:table-cell>
          <table:table-cell table:style-name="ce161" table:formula="of:=COUNTIF([.M$7:.M$1063];[.$K4])" office:value-type="float" office:value="0">
            <text:p>0</text:p>
          </table:table-cell>
          <table:table-cell table:style-name="ce161" table:formula="of:=COUNTIF([.N$7:.N$1063];[.$K4])" office:value-type="float" office:value="0">
            <text:p>0</text:p>
          </table:table-cell>
          <table:table-cell table:style-name="ce16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3];[.$K5])" office:value-type="float" office:value="0">
            <text:p>0</text:p>
          </table:table-cell>
          <table:table-cell table:style-name="ce161" table:formula="of:=COUNTIF([.M$7:.M$1063];[.$K5])" office:value-type="float" office:value="0">
            <text:p>0</text:p>
          </table:table-cell>
          <table:table-cell table:style-name="ce161" table:formula="of:=COUNTIF([.N$7:.N$1063];[.$K5])" office:value-type="float" office:value="0">
            <text:p>0</text:p>
          </table:table-cell>
          <table:table-cell table:style-name="ce16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input again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0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5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7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2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3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7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5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2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5: Edit content from Content list viewer to view</text:p>
          </table:table-cell>
          <table:table-cell table:style-name="ce150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5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lick on home, we can see content on this page</text:p>
          </table:table-cell>
          <table:table-cell table:style-name="ce15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50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hose content, which want to print</text:p>
          </table:table-cell>
          <table:table-cell table:style-name="ce15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50" office:value-type="string">
            <text:p>- Click on [<text:span text:style-name="T13">Print</text:span><text:span text:style-name="T12">] button</text:span></text:p>
          </table:table-cell>
          <table:table-cell table:style-name="ce15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3" office:value-type="string">
            <text:p>Step 2: Access portlet, where can view content</text:p>
          </table:table-cell>
          <table:table-cell table:style-name="ce176" office:value-type="string">
            <text:p>- Click on home, we can see content on this page</text:p>
          </table:table-cell>
          <table:table-cell table:style-name="ce174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3" office:value-type="string">
            <text:p>Step 2: Open form to create configuration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4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74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3: Create new content</text:p>
          </table:table-cell>
          <table:table-cell table:style-name="ce176" office:value-type="string">
            <text:p>- Fill values in field</text:p>
            <text:p>- Save</text:p>
            <text:p>- Back to CLV page</text:p>
          </table:table-cell>
          <table:table-cell table:style-name="ce174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4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38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38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38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38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table:style-name="ce138" office:value-type="string">
            <text:p>Passed</text:p>
          </table:table-cell>
          <table:table-cell table:style-name="ce138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8"/>
          <table:table-cell table:style-name="ce138" office:value-type="string">
            <text:p>hang.nguyen</text:p>
          </table:table-cell>
          <table:table-cell table:number-columns-repeated="2" table:style-name="ce138" office:value-type="string">
            <text:p>Passed</text:p>
          </table:table-cell>
          <table:table-cell table:style-name="ce138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6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7];[.$K1])" office:value-type="float" office:value="0">
            <text:p>0</text:p>
          </table:table-cell>
          <table:table-cell table:style-name="ce161" table:formula="of:=COUNTIF([.M$7:.M$1067];[.$K1])" office:value-type="float" office:value="0">
            <text:p>0</text:p>
          </table:table-cell>
          <table:table-cell table:style-name="ce161" table:formula="of:=COUNTIF([.N$7:.N$1067];[.$K1])" office:value-type="float" office:value="0">
            <text:p>0</text:p>
          </table:table-cell>
          <table:table-cell table:style-name="ce16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7];[.$K2])" office:value-type="float" office:value="0">
            <text:p>0</text:p>
          </table:table-cell>
          <table:table-cell table:style-name="ce161" table:formula="of:=COUNTIF([.M$7:.M$1067];[.$K2])" office:value-type="float" office:value="0">
            <text:p>0</text:p>
          </table:table-cell>
          <table:table-cell table:style-name="ce161" table:formula="of:=COUNTIF([.N$7:.N$1067];[.$K2])" office:value-type="float" office:value="0">
            <text:p>0</text:p>
          </table:table-cell>
          <table:table-cell table:style-name="ce16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7];[.$K3])" office:value-type="float" office:value="0">
            <text:p>0</text:p>
          </table:table-cell>
          <table:table-cell table:style-name="ce161" table:formula="of:=COUNTIF([.M$7:.M$1067];[.$K3])" office:value-type="float" office:value="0">
            <text:p>0</text:p>
          </table:table-cell>
          <table:table-cell table:style-name="ce161" table:formula="of:=COUNTIF([.N$7:.N$1067];[.$K3])" office:value-type="float" office:value="0">
            <text:p>0</text:p>
          </table:table-cell>
          <table:table-cell table:style-name="ce16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7];[.$K4])" office:value-type="float" office:value="0">
            <text:p>0</text:p>
          </table:table-cell>
          <table:table-cell table:style-name="ce161" table:formula="of:=COUNTIF([.M$7:.M$1067];[.$K4])" office:value-type="float" office:value="0">
            <text:p>0</text:p>
          </table:table-cell>
          <table:table-cell table:style-name="ce161" table:formula="of:=COUNTIF([.N$7:.N$1067];[.$K4])" office:value-type="float" office:value="0">
            <text:p>0</text:p>
          </table:table-cell>
          <table:table-cell table:style-name="ce16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7];[.$K5])" office:value-type="float" office:value="0">
            <text:p>0</text:p>
          </table:table-cell>
          <table:table-cell table:style-name="ce161" table:formula="of:=COUNTIF([.M$7:.M$1067];[.$K5])" office:value-type="float" office:value="0">
            <text:p>0</text:p>
          </table:table-cell>
          <table:table-cell table:style-name="ce161" table:formula="of:=COUNTIF([.N$7:.N$1067];[.$K5])" office:value-type="float" office:value="0">
            <text:p>0</text:p>
          </table:table-cell>
          <table:table-cell table:style-name="ce16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9" office:value-type="string">
            <text:p>WCM\Viewers\Contents Query</text:p>
          </table:table-cell>
          <table:table-cell table:style-name="ce79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3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15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9" office:value-type="string">
            <text:p>WCM\Viewers\Contents Query</text:p>
          </table:table-cell>
          <table:table-cell table:style-name="ce8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3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7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8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8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73" table:number-columns-repeated="3"/>
          <table:table-cell table:style-name="ce178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6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6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6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6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66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2">
          <table:table-cell table:number-columns-repeated="4"/>
          <table:table-cell table:style-name="ce145"/>
          <table:table-cell table:style-name="ce73" table:number-columns-repeated="2"/>
          <table:table-cell/>
          <table:table-cell table:style-name="ce179"/>
          <table:table-cell table:number-columns-repeated="247"/>
        </table:table-row>
        <table:table-row table:style-name="ro32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55"/>
          <table:table-cell table:number-columns-repeated="248"/>
        </table:table-row>
        <table:table-row table:style-name="ro32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2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2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29"/>
          <table:table-cell table:number-columns-repeated="251"/>
        </table:table-row>
        <table:table-row table:style-name="ro32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45"/>
          <table:table-cell table:number-columns-repeated="249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2">
          <table:table-cell table:number-columns-repeated="6"/>
          <table:table-cell table:style-name="ce145"/>
          <table:table-cell table:number-columns-repeated="249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45"/>
          <table:table-cell table:number-columns-repeated="249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2">
          <table:table-cell table:number-columns-repeated="6"/>
          <table:table-cell table:style-name="ce145"/>
          <table:table-cell table:number-columns-repeated="249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73" table:number-columns-repeated="2"/>
          <table:table-cell table:style-name="ce150"/>
          <table:table-cell table:number-columns-repeated="248"/>
        </table:table-row>
        <table:table-row table:style-name="ro32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73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9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9" table:number-rows-repeated="2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9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 table:number-columns-repeated="248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2"/>
          <table:table-cell table:style-name="ce9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2"/>
        <table:table-column table:style-name="co28" table:default-cell-style-name="ce66"/>
        <table:table-column table:style-name="co29" table:default-cell-style-name="ce142"/>
        <table:table-column table:style-name="co30" table:default-cell-style-name="ce192"/>
        <table:table-column table:style-name="co31" table:default-cell-style-name="ce184"/>
        <table:table-column table:style-name="co32" table:default-cell-style-name="ce184"/>
        <table:table-column table:style-name="co33" table:default-cell-style-name="ce184"/>
        <table:table-column table:style-name="co34" table:default-cell-style-name="ce184"/>
        <table:table-column table:style-name="co35" table:default-cell-style-name="ce203"/>
        <table:table-column table:style-name="co3" table:default-cell-style-name="ce206"/>
        <table:table-column table:style-name="co3" table:default-cell-style-name="ce208"/>
        <table:table-column table:style-name="co36" table:default-cell-style-name="ce206"/>
        <table:table-column table:style-name="co3" table:number-columns-repeated="3" table:default-cell-style-name="ce206"/>
        <table:table-column table:style-name="co3" table:default-cell-style-name="ce184"/>
        <table:table-column table:style-name="co3" table:number-columns-repeated="3" table:default-cell-style-name="ce217"/>
        <table:table-column table:style-name="co3" table:number-columns-repeated="36" table:default-cell-style-name="ce184"/>
        <table:table-column table:style-name="co3" table:number-columns-repeated="167" table:default-cell-style-name="ce195"/>
        <table:table-column table:style-name="co3" table:number-columns-repeated="33" table:default-cell-style-name="ce184"/>
        <table:table-column table:style-name="co8" table:default-cell-style-name="ce184"/>
        <table:table-row table:style-name="ro24">
          <table:table-cell table:style-name="ce184"/>
          <table:table-cell table:style-name="ce186" office:value-type="string">
            <text:p>TEST CASES</text:p>
          </table:table-cell>
          <table:table-cell table:style-name="ce186" table:number-columns-repeated="3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7" table:number-columns-repeated="2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33">
          <table:table-cell table:style-name="ce184"/>
          <table:table-cell table:style-name="ce188" office:value-type="string">
            <text:p>Functions list</text:p>
          </table:table-cell>
          <table:table-cell table:style-name="ce190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13">
          <table:table-cell table:style-name="ce184"/>
          <table:table-cell table:style-name="ce188" office:value-type="string">
            <text:p>Total Main Cases</text:p>
          </table:table-cell>
          <table:table-cell table:style-name="ce190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9"/>
          <table:table-cell table:style-name="ce184" table:number-columns-repeated="2"/>
          <table:table-cell table:number-columns-repeated="4"/>
          <table:table-cell table:style-name="ce184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7">
          <table:table-cell table:style-name="ce185" office:value-type="float" office:value="1">
            <text:p>001</text:p>
          </table:table-cell>
          <table:table-cell table:style-name="ce49" office:value-type="string">
            <text:p>FNC_ECMS_WCM_BF_01</text:p>
          </table:table-cell>
          <table:table-cell table:style-name="ce185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 form to edit bann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10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display form to edit banner</text:p>
          </table:table-cell>
          <table:table-cell table:style-name="ce194" office:value-type="string">
            <text:p>Step 2: Show form to edit banner</text:p>
          </table:table-cell>
          <table:table-cell table:style-name="ce194" office:value-type="string">
            <text:p><text:s/>- Click on <text:span text:style-name="T10">quick</text:span> <text:span text:style-name="T10">edit</text:span> icon on banner</text:p>
          </table:table-cell>
          <table:table-cell table:style-name="ce194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5"/>
          <table:table-cell table:content-validation-name="val1"/>
          <table:table-cell table:style-name="ce210"/>
          <table:table-cell table:style-name="ce205" table:number-columns-repeated="3"/>
          <table:table-cell table:style-name="ce214" table:number-columns-repeated="4"/>
          <table:table-cell table:style-name="ce223" table:number-columns-repeated="36"/>
          <table:table-cell table:style-name="ce228" table:number-columns-repeated="167"/>
          <table:table-cell table:style-name="ce223" table:number-columns-repeated="34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Replace existing logo while editing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style-name="ce220" table:number-columns-repeated="3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2: Change logo</text:p>
          </table:table-cell>
          <table:table-cell table:style-name="ce196" office:value-type="string">
            <office:annotation draw:style-name="gr2" draw:text-style-name="P2" svg:width="1.398in" svg:height="0.6815in" svg:x="9.7366in" svg:y="44.3016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6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3: Complete changing logo</text:p>
          </table:table-cell>
          <table:table-cell table:style-name="ce194" office:value-type="string">
            <text:p>Click <text:span text:style-name="T8">[Fast </text:span><text:span text:style-name="T8">Publish]</text:span></text:p>
          </table:table-cell>
          <table:table-cell table:style-name="ce199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adding slogan on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adding slogan on banner</text:p>
          </table:table-cell>
          <table:table-cell table:style-name="ce194" office:value-type="string">
            <text:p>Step 2: Complete editing banner with new slogan</text:p>
          </table:table-cell>
          <table:table-cell table:style-name="ce194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199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office:annotation draw:style-name="gr3" draw:text-style-name="P2" svg:width="1.4882in" svg:height="0.8933in" svg:x="9.5606in" svg:y="102.2732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3: Update logo</text:p>
          </table:table-cell>
          <table:table-cell table:style-name="ce194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9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4: Display image's <text:s/>source code</text:p>
          </table:table-cell>
          <table:table-cell table:style-name="ce194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9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5: Make large size to suitable with banner</text:p>
          </table:table-cell>
          <table:table-cell table:style-name="ce194" office:value-type="string">
            <text:p>- Change height and weight of image in here </text:p>
          </table:table-cell>
          <table:table-cell table:style-name="ce199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6: Update slogan</text:p>
          </table:table-cell>
          <table:table-cell table:style-name="ce194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9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3: Update slogan</text:p>
          </table:table-cell>
          <table:table-cell table:style-name="ce194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199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6" office:value-type="string">
            <office:annotation draw:style-name="gr4" draw:text-style-name="P2" svg:width="1.1193in" svg:height="0.5457in" svg:x="5.7181in" svg:y="157.1665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edit banner by error java script(js)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displaying form to edit foot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displaying form to edit footer</text:p>
          </table:table-cell>
          <table:table-cell table:style-name="ce192" office:value-type="string">
            <text:p>Step 2: Show form to edit footer</text:p>
          </table:table-cell>
          <table:table-cell table:style-name="ce197" office:value-type="string">
            <text:p>- Click on quick edit icon on footer at the bottom of screen</text:p>
          </table:table-cell>
          <table:table-cell table:style-name="ce192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ing footer with image/text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2: Update image</text:p>
          </table:table-cell>
          <table:table-cell table:style-name="ce196" office:value-type="string">
            <office:annotation draw:style-name="gr5" draw:text-style-name="P2" svg:width="1.1193in" svg:height="0.7083in" svg:x="9.7366in" svg:y="327.598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3: Complete editing footer</text:p>
          </table:table-cell>
          <table:table-cell table:style-name="ce194" office:value-type="string">
            <text:p>Click [<text:span text:style-name="T10">Fast</text:span> <text:span text:style-name="T10">publish</text:span>] button</text:p>
          </table:table-cell>
          <table:table-cell table:style-name="ce199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long text.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long text.</text:p>
          </table:table-cell>
          <table:table-cell table:style-name="ce194" office:value-type="string">
            <text:p>Step 2: Update footer with long text</text:p>
          </table:table-cell>
          <table:table-cell table:style-name="ce196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196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CS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J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display form to edit content of Homepage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display form to edit Homepage</text:p>
          </table:table-cell>
          <table:table-cell table:style-name="ce192" office:value-type="string">
            <text:p>Step 2: Show form to edit footer</text:p>
          </table:table-cell>
          <table:table-cell table:style-name="ce192" office:value-type="string">
            <text:p>- Click on quick edit icon in the top right of page's content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Edit content of Home page</text:p>
          </table:table-cell>
          <table:table-cell table:style-name="ce192" office:value-type="string">
            <text:p>Step 1: Show form to edit Home page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Edit content of Home page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196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CS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J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 table:number-rows-repeated="1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237"/>
        </table:table-row>
        <table:table-row table:style-name="ro27" table:number-rows-repeated="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231" table:number-columns-repeated="167"/>
          <table:table-cell table:number-columns-repeated="34"/>
        </table:table-row>
        <table:table-row table:style-name="ro27" table:number-rows-repeated="10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27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2"/>
        <table:table-column table:style-name="co37" table:default-cell-style-name="ce64"/>
        <table:table-column table:style-name="co38" table:default-cell-style-name="ce142"/>
        <table:table-column table:style-name="co39" table:default-cell-style-name="ce129"/>
        <table:table-column table:style-name="co40" table:default-cell-style-name="ce124"/>
        <table:table-column table:style-name="co40" table:default-cell-style-name="ce151"/>
        <table:table-column table:style-name="co41" table:default-cell-style-name="ce129"/>
        <table:table-column table:style-name="co32" table:default-cell-style-name="ce129"/>
        <table:table-column table:style-name="co42" table:default-cell-style-name="ce129"/>
        <table:table-column table:style-name="co3" table:default-cell-style-name="ce129"/>
        <table:table-column table:style-name="co3" table:default-cell-style-name="ce247"/>
        <table:table-column table:style-name="co3" table:number-columns-repeated="4" table:default-cell-style-name="ce129"/>
        <table:table-column table:style-name="co3" table:number-columns-repeated="3" table:default-cell-style-name="ce163"/>
        <table:table-column table:style-name="co3" table:number-columns-repeated="4" table:default-cell-style-name="ce253"/>
        <table:table-column table:style-name="co3" table:number-columns-repeated="2" table:default-cell-style-name="Default"/>
        <table:table-column table:style-name="co3" table:number-columns-repeated="7" table:default-cell-style-name="ce253"/>
        <table:table-column table:style-name="co3" table:number-columns-repeated="225" table:default-cell-style-name="Default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5];[.$K1])" office:value-type="float" office:value="0">
            <text:p>0</text:p>
          </table:table-cell>
          <table:table-cell table:style-name="ce161" table:formula="of:=COUNTIF([.M$7:.M$1005];[.$K1])" office:value-type="float" office:value="0">
            <text:p>0</text:p>
          </table:table-cell>
          <table:table-cell table:style-name="ce161" table:formula="of:=COUNTIF([.N$7:.N$1005];[.$K1])" office:value-type="float" office:value="0">
            <text:p>0</text:p>
          </table:table-cell>
          <table:table-cell table:style-name="ce161" table:formula="of:=COUNTIF([.O$7:.O$1005];[.$K1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5];[.$K2])" office:value-type="float" office:value="0">
            <text:p>0</text:p>
          </table:table-cell>
          <table:table-cell table:style-name="ce161" table:formula="of:=COUNTIF([.M$7:.M$1005];[.$K2])" office:value-type="float" office:value="0">
            <text:p>0</text:p>
          </table:table-cell>
          <table:table-cell table:style-name="ce161" table:formula="of:=COUNTIF([.N$7:.N$1005];[.$K2])" office:value-type="float" office:value="0">
            <text:p>0</text:p>
          </table:table-cell>
          <table:table-cell table:style-name="ce161" table:formula="of:=COUNTIF([.O$7:.O$1005];[.$K2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33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5];[.$K3])" office:value-type="float" office:value="0">
            <text:p>0</text:p>
          </table:table-cell>
          <table:table-cell table:style-name="ce161" table:formula="of:=COUNTIF([.M$7:.M$1005];[.$K3])" office:value-type="float" office:value="0">
            <text:p>0</text:p>
          </table:table-cell>
          <table:table-cell table:style-name="ce161" table:formula="of:=COUNTIF([.N$7:.N$1005];[.$K3])" office:value-type="float" office:value="0">
            <text:p>0</text:p>
          </table:table-cell>
          <table:table-cell table:style-name="ce161" table:formula="of:=COUNTIF([.O$7:.O$1005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5];[.$K4])" office:value-type="float" office:value="0">
            <text:p>0</text:p>
          </table:table-cell>
          <table:table-cell table:style-name="ce161" table:formula="of:=COUNTIF([.M$7:.M$1005];[.$K4])" office:value-type="float" office:value="0">
            <text:p>0</text:p>
          </table:table-cell>
          <table:table-cell table:style-name="ce161" table:formula="of:=COUNTIF([.N$7:.N$1005];[.$K4])" office:value-type="float" office:value="0">
            <text:p>0</text:p>
          </table:table-cell>
          <table:table-cell table:style-name="ce161" table:formula="of:=COUNTIF([.O$7:.O$1005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5];[.$K5])" office:value-type="float" office:value="0">
            <text:p>0</text:p>
          </table:table-cell>
          <table:table-cell table:style-name="ce161" table:formula="of:=COUNTIF([.M$7:.M$1005];[.$K5])" office:value-type="float" office:value="0">
            <text:p>0</text:p>
          </table:table-cell>
          <table:table-cell table:style-name="ce161" table:formula="of:=COUNTIF([.N$7:.N$1005];[.$K5])" office:value-type="float" office:value="0">
            <text:p>0</text:p>
          </table:table-cell>
          <table:table-cell table:style-name="ce16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33" office:value-type="float" office:value="1">
            <text:p>001</text:p>
          </table:table-cell>
          <table:table-cell table:style-name="ce215" office:value-type="string">
            <text:p>FNC_ECMS_WCM_SEARCH_01</text:p>
          </table:table-cell>
          <table:table-cell table:style-name="ce235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table:style-name="ce145" office:value-type="string">
            <text:p>Step 3: Do search</text:p>
          </table:table-cell>
          <table:table-cell table:style-name="ce14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9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50" office:value-type="string">
            <text:p>Step 4: Search by does not match keywords</text:p>
          </table:table-cell>
          <table:table-cell table:style-name="ce150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5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1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5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1" office:value-type="string">
            <text:p>- Type special character on text box search</text:p>
          </table:table-cell>
          <table:table-cell table:style-name="ce14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1" office:value-type="string">
            <text:p>- Type data on text box to search.</text:p>
            <text:p>- Check in Content or in Pages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1" office:value-type="string">
            <text:p>- Type data on text box as A* to search.</text:p>
            <text:p>- Checked in <text:span text:style-name="T10">Page</text:span></text:p>
            <text:p>- Choose “<text:span text:style-name="T10">Search all </text:span><text:span text:style-name="T10">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45" office:value-type="string">
            <text:p>- Click link of search result 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5" office:value-type="string">
            <text:p>- Open search portlet</text:p>
            <text:p>- Do search</text:p>
          </table:table-cell>
          <table:table-cell table:style-name="ce24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5" office:value-type="string">
            <text:p>- Click link of search result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5" office:value-type="string">
            <text:p>Click on <text:span text:style-name="T8">Print</text:span> icon</text:p>
          </table:table-cell>
          <table:table-cell table:style-name="ce24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94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Edit mode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4: Choose box <text:s/>search for</text:p>
            <text:p><text:s/>page mode</text:p>
          </table:table-cell>
          <table:table-cell table:style-name="ce237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5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5: Check form after </text:p>
            <text:p>choosing box search </text:p>
          </table:table-cell>
          <table:table-cell table:style-name="ce237" office:value-type="string">
            <text:p>- Choose search portlet on </text:p>
            <text:p>navigation bar</text:p>
          </table:table-cell>
          <table:table-cell table:style-name="ce237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4: Change item per page </text:p>
            <text:p>for result search page</text:p>
          </table:table-cell>
          <table:table-cell table:style-name="ce237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7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6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4: Change search page</text:p>
            <text:p>layout template</text:p>
          </table:table-cell>
          <table:table-cell table:style-name="ce237" office:value-type="string">
            <text:p>- Choose </text:p>
            <text:p>UIResultpagelayoutdefault.gtmpl</text:p>
            <text:p>on page layout template</text:p>
          </table:table-cell>
          <table:table-cell table:style-name="ce237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7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5" office:value-type="string">
            <text:p>- Choose search portlet on navigation bar</text:p>
          </table:table-cell>
          <table:table-cell table:style-name="ce14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2: Do search </text:p>
          </table:table-cell>
          <table:table-cell table:style-name="ce237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7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3: Check display search</text:p>
            <text:p>result</text:p>
          </table:table-cell>
          <table:table-cell table:style-name="ce237" office:value-type="string">
            <text:p>- See on search result page</text:p>
          </table:table-cell>
          <table:table-cell table:style-name="ce237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  <table:table-row table:style-name="ro26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60"/>
        <table:table-column table:style-name="co16" table:default-cell-style-name="ce165"/>
        <table:table-column table:style-name="co22" table:default-cell-style-name="ce261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73"/>
        <table:table-column table:style-name="co26" table:default-cell-style-name="ce129"/>
        <table:table-column table:style-name="co8" table:default-cell-style-name="ce73"/>
        <table:table-column table:style-name="co8" table:number-columns-repeated="1015" table:default-cell-style-name="Default"/>
        <table:table-row table:style-name="ro24">
          <table:table-cell table:style-name="ce257"/>
          <table:table-cell table:style-name="ce134" office:value-type="string">
            <text:p>TEST CASES</text:p>
          </table:table-cell>
          <table:table-cell table:style-name="ce134" table:number-columns-repeated="2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70];[.$K1])" office:value-type="float" office:value="36">
            <text:p>36</text:p>
          </table:table-cell>
          <table:table-cell table:style-name="ce161" table:formula="of:=COUNTIF([.M$7:.M$1070];[.$K1])" office:value-type="float" office:value="36">
            <text:p>36</text:p>
          </table:table-cell>
          <table:table-cell table:style-name="ce161" table:formula="of:=COUNTIF([.N$7:.N$1070];[.$K1])" office:value-type="float" office:value="0">
            <text:p>0</text:p>
          </table:table-cell>
          <table:table-cell table:style-name="ce16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43" table:number-columns-repeated="3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70];[.$K2])" office:value-type="float" office:value="0">
            <text:p>0</text:p>
          </table:table-cell>
          <table:table-cell table:style-name="ce161" table:formula="of:=COUNTIF([.M$7:.M$1070];[.$K2])" office:value-type="float" office:value="0">
            <text:p>0</text:p>
          </table:table-cell>
          <table:table-cell table:style-name="ce161" table:formula="of:=COUNTIF([.N$7:.N$1070];[.$K2])" office:value-type="float" office:value="0">
            <text:p>0</text:p>
          </table:table-cell>
          <table:table-cell table:style-name="ce16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70];[.$K3])" office:value-type="float" office:value="0">
            <text:p>0</text:p>
          </table:table-cell>
          <table:table-cell table:style-name="ce161" table:formula="of:=COUNTIF([.M$7:.M$1070];[.$K3])" office:value-type="float" office:value="0">
            <text:p>0</text:p>
          </table:table-cell>
          <table:table-cell table:style-name="ce161" table:formula="of:=COUNTIF([.N$7:.N$1070];[.$K3])" office:value-type="float" office:value="0">
            <text:p>0</text:p>
          </table:table-cell>
          <table:table-cell table:style-name="ce16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Total Main Cases</text:p>
          </table:table-cell>
          <table:table-cell table:style-name="ce14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70];[.$K4])" office:value-type="float" office:value="0">
            <text:p>0</text:p>
          </table:table-cell>
          <table:table-cell table:style-name="ce161" table:formula="of:=COUNTIF([.M$7:.M$1070];[.$K4])" office:value-type="float" office:value="0">
            <text:p>0</text:p>
          </table:table-cell>
          <table:table-cell table:style-name="ce161" table:formula="of:=COUNTIF([.N$7:.N$1070];[.$K4])" office:value-type="float" office:value="0">
            <text:p>0</text:p>
          </table:table-cell>
          <table:table-cell table:style-name="ce16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8"/>
          <table:table-cell table:style-name="ce137"/>
          <table:table-cell table:style-name="ce158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70];[.$K5])" office:value-type="float" office:value="0">
            <text:p>0</text:p>
          </table:table-cell>
          <table:table-cell table:style-name="ce161" table:formula="of:=COUNTIF([.M$7:.M$1070];[.$K5])" office:value-type="float" office:value="0">
            <text:p>0</text:p>
          </table:table-cell>
          <table:table-cell table:style-name="ce161" table:formula="of:=COUNTIF([.N$7:.N$1070];[.$K5])" office:value-type="float" office:value="0">
            <text:p>0</text:p>
          </table:table-cell>
          <table:table-cell table:style-name="ce16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9" office:value-type="string">
            <text:p>Case No</text:p>
          </table:table-cell>
          <table:table-cell table:style-name="ce259" office:value-type="string">
            <text:p>Related function</text:p>
          </table:table-cell>
          <table:table-cell table:style-name="ce259" office:value-type="string">
            <text:p>Case ID</text:p>
          </table:table-cell>
          <table:table-cell table:style-name="ce259" office:value-type="string">
            <text:p>Path</text:p>
          </table:table-cell>
          <table:table-cell table:style-name="ce259" office:value-type="string">
            <text:p>Case Description</text:p>
          </table:table-cell>
          <table:table-cell table:style-name="ce259" office:value-type="string">
            <text:p>Step Description</text:p>
          </table:table-cell>
          <table:table-cell table:style-name="ce259" office:value-type="string">
            <text:p>Steps to produce</text:p>
          </table:table-cell>
          <table:table-cell table:style-name="ce259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9" office:value-type="string">
            <text:p>Affect</text:p>
          </table:table-cell>
          <table:table-cell table:style-name="ce259" office:value-type="string">
            <text:p>Tester</text:p>
          </table:table-cell>
          <table:table-cell table:style-name="ce259" office:value-type="string">
            <text:p>IE7</text:p>
          </table:table-cell>
          <table:table-cell table:style-name="ce259" office:value-type="string">
            <text:p>FireFox3.5</text:p>
          </table:table-cell>
          <table:table-cell table:style-name="ce259" office:value-type="string">
            <text:p>Comment/Bug</text:p>
          </table:table-cell>
          <table:table-cell table:style-name="ce158" table:number-columns-repeated="242"/>
          <table:table-cell table:number-columns-repeated="768"/>
        </table:table-row>
        <table:table-row table:style-name="ro16">
          <table:table-cell office:value-type="float" office:value="1">
            <text:p>001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Appearance</text:p>
          </table:table-cell>
          <table:table-cell table:style-name="ce96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2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6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55"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9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5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65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5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7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3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2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3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Metadata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Site Map</text:p>
          </table:table-cell>
          <table:table-cell table:style-name="ce98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number-columns-repeated="6"/>
          <table:table-cell table:style-name="ce15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5"/>
          <table:table-cell table:style-name="ce150"/>
          <table:table-cell table:style-name="ce129"/>
          <table:table-cell table:number-columns-repeated="1017"/>
        </table:table-row>
        <table:table-row table:style-name="ro32">
          <table:table-cell table:number-columns-repeated="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45"/>
          <table:table-cell/>
          <table:table-cell table:style-name="ce183"/>
          <table:table-cell table:number-columns-repeated="1017"/>
        </table:table-row>
        <table:table-row table:style-name="ro32">
          <table:table-cell table:number-columns-repeated="4"/>
          <table:table-cell table:style-name="ce145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45"/>
          <table:table-cell table:style-name="ce150"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4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45"/>
          <table:table-cell table:style-name="ce73"/>
          <table:table-cell table:number-columns-repeated="1018"/>
        </table:table-row>
        <table:table-row table:style-name="ro32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6"/>
          <table:table-cell table:style-name="ce129"/>
          <table:table-cell table:number-columns-repeated="1017"/>
        </table:table-row>
        <table:table-row table:style-name="ro32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2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2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2" table:number-rows-repeated="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2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2">
          <table:table-cell table:number-columns-repeated="6"/>
          <table:table-cell table:style-name="ce145"/>
          <table:table-cell table:number-columns-repeated="1017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2">
          <table:table-cell table:number-columns-repeated="6"/>
          <table:table-cell table:style-name="ce145"/>
          <table:table-cell table:number-columns-repeated="1017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45"/>
          <table:table-cell table:number-columns-repeated="1017"/>
        </table:table-row>
        <table:table-row table:style-name="ro32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2">
          <table:table-cell table:number-columns-repeated="6"/>
          <table:table-cell table:style-name="ce145"/>
          <table:table-cell table:number-columns-repeated="1017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1016"/>
        </table:table-row>
        <table:table-row table:style-name="ro32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/>
          <table:table-cell table:style-name="ce150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1016"/>
        </table:table-row>
        <table:table-row table:style-name="ro32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73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32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2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9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9" table:number-rows-repeated="7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9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93"/>
          <table:table-cell table:number-columns-repeated="1016"/>
        </table:table-row>
        <table:table-row table:style-name="ro17" table:number-rows-repeated="10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  <table:table-row table:style-name="ro17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3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number-columns-repeated="3" table:style-name="ce270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9"/>
          <table:table-cell table:style-name="ce187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33">
          <table:table-cell/>
          <table:table-cell table:style-name="ce280" office:value-type="string">
            <text:p>Functions list</text:p>
          </table:table-cell>
          <table:table-cell table:style-name="ce282" office:value-type="string" table:number-columns-spanned="3" table:number-rows-spanned="1">
            <text:p>Check something on program</text:p>
          </table:table-cell>
          <table:covered-table-cell table:number-columns-repeated="2" table:style-name="ce282"/>
          <table:table-cell/>
          <table:table-cell table:style-name="ce114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80" office:value-type="string">
            <text:p>Total Main Cases</text:p>
          </table:table-cell>
          <table:table-cell table:style-name="ce14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1"/>
          <table:table-cell/>
          <table:table-cell table:style-name="ce114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1"/>
          <table:table-cell table:number-columns-repeated="7"/>
          <table:table-cell table:style-name="ce162"/>
          <table:table-cell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69" office:value-type="float" office:value="1">
            <text:p>001</text:p>
          </table:table-cell>
          <table:table-cell table:style-name="ce215" office:value-type="string">
            <text:p>FNC_ECMS_WCM_MICS_01.001</text:p>
          </table:table-cell>
          <table:table-cell table:style-name="ce284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edit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21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90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5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live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6">- Display live </text:span><text:span text:style-name="T26">mode, which </text:span><text:span text:style-name="T26">disappear all </text:span><text:span text:style-name="T26">quick edit </text:span><text:span text:style-name="T26">icons</text:span>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5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90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55" table:number-rows-repeated="10">
          <table:table-cell table:number-columns-repeated="256"/>
        </table:table-row>
        <table:table-row table:style-name="ro55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2"/>
        <table:table-column table:style-name="co39" table:default-cell-style-name="ce66"/>
        <table:table-column table:style-name="co51" table:default-cell-style-name="ce142"/>
        <table:table-column table:style-name="co52" table:default-cell-style-name="ce129"/>
        <table:table-column table:style-name="co53" table:default-cell-style-name="ce236"/>
        <table:table-column table:style-name="co40" table:default-cell-style-name="ce236"/>
        <table:table-column table:style-name="co54" table:default-cell-style-name="ce236"/>
        <table:table-column table:style-name="co55" table:default-cell-style-name="ce236"/>
        <table:table-column table:style-name="co49" table:default-cell-style-name="ce236"/>
        <table:table-column table:style-name="co56" table:default-cell-style-name="ce138"/>
        <table:table-column table:style-name="co8" table:default-cell-style-name="ce138"/>
        <table:table-column table:style-name="co57" table:default-cell-style-name="ce138"/>
        <table:table-column table:style-name="co8" table:number-columns-repeated="244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10];[.$K1])" office:value-type="float" office:value="0">
            <text:p>0</text:p>
          </table:table-cell>
          <table:table-cell table:style-name="ce161" table:formula="of:=COUNTIF([.M$7:.M$1010];[.$K1])" office:value-type="float" office:value="0">
            <text:p>0</text:p>
          </table:table-cell>
          <table:table-cell table:style-name="ce161" table:formula="of:=COUNTIF([.N$7:.N$1010];[.$K1])" office:value-type="float" office:value="0">
            <text:p>0</text:p>
          </table:table-cell>
          <table:table-cell table:style-name="ce161" table:formula="of:=COUNTIF([.O$7:.O$1010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0];[.$K2])" office:value-type="float" office:value="0">
            <text:p>0</text:p>
          </table:table-cell>
          <table:table-cell table:style-name="ce161" table:formula="of:=COUNTIF([.M$7:.M$1010];[.$K2])" office:value-type="float" office:value="0">
            <text:p>0</text:p>
          </table:table-cell>
          <table:table-cell table:style-name="ce161" table:formula="of:=COUNTIF([.N$7:.N$1010];[.$K2])" office:value-type="float" office:value="0">
            <text:p>0</text:p>
          </table:table-cell>
          <table:table-cell table:style-name="ce161" table:formula="of:=COUNTIF([.O$7:.O$1010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3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0];[.$K3])" office:value-type="float" office:value="0">
            <text:p>0</text:p>
          </table:table-cell>
          <table:table-cell table:style-name="ce161" table:formula="of:=COUNTIF([.M$7:.M$1010];[.$K3])" office:value-type="float" office:value="0">
            <text:p>0</text:p>
          </table:table-cell>
          <table:table-cell table:style-name="ce161" table:formula="of:=COUNTIF([.N$7:.N$1010];[.$K3])" office:value-type="float" office:value="0">
            <text:p>0</text:p>
          </table:table-cell>
          <table:table-cell table:style-name="ce161" table:formula="of:=COUNTIF([.O$7:.O$101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10];[.$K4])" office:value-type="float" office:value="0">
            <text:p>0</text:p>
          </table:table-cell>
          <table:table-cell table:style-name="ce161" table:formula="of:=COUNTIF([.M$7:.M$1010];[.$K4])" office:value-type="float" office:value="0">
            <text:p>0</text:p>
          </table:table-cell>
          <table:table-cell table:style-name="ce161" table:formula="of:=COUNTIF([.N$7:.N$1010];[.$K4])" office:value-type="float" office:value="0">
            <text:p>0</text:p>
          </table:table-cell>
          <table:table-cell table:style-name="ce161" table:formula="of:=COUNTIF([.O$7:.O$101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10];[.$K5])" office:value-type="float" office:value="0">
            <text:p>0</text:p>
          </table:table-cell>
          <table:table-cell table:style-name="ce161" table:formula="of:=COUNTIF([.M$7:.M$1010];[.$K5])" office:value-type="float" office:value="0">
            <text:p>0</text:p>
          </table:table-cell>
          <table:table-cell table:style-name="ce161" table:formula="of:=COUNTIF([.N$7:.N$1010];[.$K5])" office:value-type="float" office:value="0">
            <text:p>0</text:p>
          </table:table-cell>
          <table:table-cell table:style-name="ce16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5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3: Select subscription</text:p>
          </table:table-cell>
          <table:table-cell table:style-name="ce150" office:value-type="string">
            <text:p>Tick on check-box of at least one subscription in each category </text:p>
          </table:table-cell>
          <table:table-cell table:style-name="ce15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<text:span text:style-name="T10">Subscribe</text:span> button</text:p>
          </table:table-cell>
          <table:table-cell table:style-name="ce15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3: Select category</text:p>
          </table:table-cell>
          <table:table-cell table:style-name="ce150" office:value-type="string">
            <text:p>Do not tick on check-box of any subscription which you want to receipt in 'Your status' column</text:p>
          </table:table-cell>
          <table:table-cell table:style-name="ce15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Subscribe button</text:p>
          </table:table-cell>
          <table:table-cell table:style-name="ce15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5" office:value-type="string">
            <text:p>Step 2: Put more than one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directly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directly</text:p>
          </table:table-cell>
          <table:table-cell table:style-name="ce150" office:value-type="string">
            <text:p>Step 2: Change the subscription</text:p>
          </table:table-cell>
          <table:table-cell table:style-name="ce150" office:value-type="string"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from link in the confirmation letter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from link in the confirmation letter</text:p>
          </table:table-cell>
          <table:table-cell table:style-name="ce150" office:value-type="string">
            <text:p>Step 2: Change the subscription </text:p>
          </table:table-cell>
          <table:table-cell table:style-name="ce15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6" office:value-type="string">
            <text:p>No receipt email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6" office:value-type="string">
            <text:p>No receipt email</text:p>
          </table:table-cell>
          <table:table-cell table:style-name="ce145" office:value-type="string">
            <text:p>Step 2: No receipt email</text:p>
          </table:table-cell>
          <table:table-cell table:style-name="ce145" office:value-type="string">
            <text:p>Click on Forget this email button near 'Your Email' field</text:p>
          </table:table-cell>
          <table:table-cell table:style-name="ce15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6" office:value-type="string">
            <text:p>Check create new category when put value in required field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Acme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title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50" office:value-type="string">
            <text:p>Step 3: Create new category with blank title</text:p>
          </table:table-cell>
          <table:table-cell table:style-name="ce150" office:value-type="string">
            <text:p>- Leave Title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name 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50" office:value-type="string">
            <text:p>Step 3: Create new category with blank name</text:p>
          </table:table-cell>
          <table:table-cell table:style-name="ce15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out permission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50" office:value-type="string">
            <text:p>Step 3: Create new category without permission</text:p>
          </table:table-cell>
          <table:table-cell table:style-name="ce15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50" office:value-type="string">
            <text:p>Step 3: Create new category have space on name field</text:p>
          </table:table-cell>
          <table:table-cell table:style-name="ce15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3: Create new category have special character on nam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nam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titl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2: Show select user form</text:p>
          </table:table-cell>
          <table:table-cell table:style-name="ce150" office:value-type="string">
            <text:p>Click Select user icon in Moderator field</text:p>
          </table:table-cell>
          <table:table-cell table:style-name="ce15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3: Check filter user by input group directly</text:p>
          </table:table-cell>
          <table:table-cell table:style-name="ce145" office:value-type="string">
            <text:p>Input group name or group path into Group field &amp; hit Enter</text:p>
          </table:table-cell>
          <table:table-cell table:style-name="ce15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4: Check filter user by using search group icon</text:p>
          </table:table-cell>
          <table:table-cell table:style-name="ce145" office:value-type="string">
            <text:p>- Click Search group icon in Select User form</text:p>
            <text:p>- Select specific group in Select group form</text:p>
          </table:table-cell>
          <table:table-cell table:style-name="ce15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5: Check filter by Username/LastName/FirstName/Email</text:p>
          </table:table-cell>
          <table:table-cell table:style-name="ce14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user as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</text:span><text:span text:style-name="T8">use</text:span>r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group to be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</text:span><text:span text:style-name="T8">group</text:span>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multi-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multi-moderator while adding new category</text:p>
          </table:table-cell>
          <table:table-cell table:style-name="ce145" office:value-type="string">
            <text:p>Step 2: Select multi moderators</text:p>
          </table:table-cell>
          <table:table-cell table:style-name="ce145" office:value-type="string">
            <text:p>- Select different users, 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removing added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2: Check Delete icon when there's no moderator yet</text:p>
          </table:table-cell>
          <table:table-cell table:style-name="ce150" office:value-type="string">
            <text:p>In add new category form: click Delete icon when there's no one for Moderator field</text:p>
          </table:table-cell>
          <table:table-cell table:style-name="ce15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3: Add moderator</text:p>
          </table:table-cell>
          <table:table-cell table:style-name="ce150" office:value-type="string">
            <text:p>Select user/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4: Show form to delete moderator</text:p>
          </table:table-cell>
          <table:table-cell table:style-name="ce145" office:value-type="string">
            <text:p>Click Delete icon in Moderator field</text:p>
          </table:table-cell>
          <table:table-cell table:style-name="ce15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5: Check Delete moderator</text:p>
          </table:table-cell>
          <table:table-cell table:style-name="ce145" office:value-type="string">
            <text:p>Check the check box of user/group in Remove moderator form then click Remove button</text:p>
          </table:table-cell>
          <table:table-cell table:style-name="ce15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Edit existing categorie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2: Display menu to edit category</text:p>
          </table:table-cell>
          <table:table-cell table:style-name="ce150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4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3: Edit category</text:p>
          </table:table-cell>
          <table:table-cell table:style-name="ce15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Delete category when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4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do not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Delete category when do not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4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hen put valid data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in specify categor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4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didn't choose category, which you wa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5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5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has the same name with existing subscription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blank redacto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multiple redacto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5: Delete a redactor</text:p>
          </table:table-cell>
          <table:table-cell table:style-name="ce145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all redactors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cancel removing redactor in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5: Cancel removing redactors</text:p>
          </table:table-cell>
          <table:table-cell table:style-name="ce145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open an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View a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4" office:value-type="string">
            <text:p>Create new letter when put valid value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send date field is blank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do not update sending paramete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<text:s/>chosen time is equal or less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chosen time is greater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2: Subscribe newsletter </text:p>
          </table:table-cell>
          <table:table-cell table:style-name="ce14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3: Not confirm the letter</text:p>
          </table:table-cell>
          <table:table-cell table:style-name="ce14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</text:span><text:span text:style-name="T10">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which has draf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se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awaiting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ave] button after editing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Edit an existing letter which has Sen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Ban public user in News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ban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Delete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 table:number-rows-repeated="118">
          <table:table-cell table:style-name="ce289"/>
          <table:table-cell table:style-name="ce236"/>
          <table:table-cell table:style-name="ce289"/>
          <table:table-cell table:style-name="ce236"/>
          <table:table-cell table:number-columns-repeated="252"/>
        </table:table-row>
        <table:table-row table:style-name="ro1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16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89"/>
        <table:table-column table:style-name="co59" table:default-cell-style-name="ce236"/>
        <table:table-column table:style-name="co60" table:default-cell-style-name="ce289"/>
        <table:table-column table:style-name="co61" table:default-cell-style-name="ce236"/>
        <table:table-column table:style-name="co62" table:default-cell-style-name="ce236"/>
        <table:table-column table:style-name="co63" table:default-cell-style-name="ce236"/>
        <table:table-column table:style-name="co64" table:default-cell-style-name="ce236"/>
        <table:table-column table:style-name="co65" table:default-cell-style-name="ce236"/>
        <table:table-column table:style-name="co43" table:default-cell-style-name="ce236"/>
        <table:table-column table:style-name="co8" table:number-columns-repeated="247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9];[.$K1])" office:value-type="float" office:value="0">
            <text:p>0</text:p>
          </table:table-cell>
          <table:table-cell table:style-name="ce161" table:formula="of:=COUNTIF([.M$7:.M$1009];[.$K1])" office:value-type="float" office:value="0">
            <text:p>0</text:p>
          </table:table-cell>
          <table:table-cell table:style-name="ce161" table:formula="of:=COUNTIF([.N$7:.N$1009];[.$K1])" office:value-type="float" office:value="0">
            <text:p>0</text:p>
          </table:table-cell>
          <table:table-cell table:style-name="ce161" table:formula="of:=COUNTIF([.O$7:.O$1009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9];[.$K2])" office:value-type="float" office:value="0">
            <text:p>0</text:p>
          </table:table-cell>
          <table:table-cell table:style-name="ce161" table:formula="of:=COUNTIF([.M$7:.M$1009];[.$K2])" office:value-type="float" office:value="0">
            <text:p>0</text:p>
          </table:table-cell>
          <table:table-cell table:style-name="ce161" table:formula="of:=COUNTIF([.N$7:.N$1009];[.$K2])" office:value-type="float" office:value="0">
            <text:p>0</text:p>
          </table:table-cell>
          <table:table-cell table:style-name="ce161" table:formula="of:=COUNTIF([.O$7:.O$1009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3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9];[.$K3])" office:value-type="float" office:value="0">
            <text:p>0</text:p>
          </table:table-cell>
          <table:table-cell table:style-name="ce161" table:formula="of:=COUNTIF([.M$7:.M$1009];[.$K3])" office:value-type="float" office:value="0">
            <text:p>0</text:p>
          </table:table-cell>
          <table:table-cell table:style-name="ce161" table:formula="of:=COUNTIF([.N$7:.N$1009];[.$K3])" office:value-type="float" office:value="0">
            <text:p>0</text:p>
          </table:table-cell>
          <table:table-cell table:style-name="ce161" table:formula="of:=COUNTIF([.O$7:.O$1009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9];[.$K4])" office:value-type="float" office:value="0">
            <text:p>0</text:p>
          </table:table-cell>
          <table:table-cell table:style-name="ce161" table:formula="of:=COUNTIF([.M$7:.M$1009];[.$K4])" office:value-type="float" office:value="0">
            <text:p>0</text:p>
          </table:table-cell>
          <table:table-cell table:style-name="ce161" table:formula="of:=COUNTIF([.N$7:.N$1009];[.$K4])" office:value-type="float" office:value="0">
            <text:p>0</text:p>
          </table:table-cell>
          <table:table-cell table:style-name="ce161" table:formula="of:=COUNTIF([.O$7:.O$1009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9];[.$K5])" office:value-type="float" office:value="0">
            <text:p>0</text:p>
          </table:table-cell>
          <table:table-cell table:style-name="ce161" table:formula="of:=COUNTIF([.M$7:.M$1009];[.$K5])" office:value-type="float" office:value="0">
            <text:p>0</text:p>
          </table:table-cell>
          <table:table-cell table:style-name="ce161" table:formula="of:=COUNTIF([.N$7:.N$1009];[.$K5])" office:value-type="float" office:value="0">
            <text:p>0</text:p>
          </table:table-cell>
          <table:table-cell table:style-name="ce16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5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4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3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2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32"/>
          <table:table-cell table:style-name="ce94"/>
          <table:table-cell table:style-name="ce142"/>
          <table:table-cell table:style-name="ce129"/>
          <table:table-cell table:style-name="ce241"/>
          <table:table-cell/>
          <table:table-cell table:style-name="ce296" table:number-columns-repeated="2"/>
          <table:table-cell table:number-columns-repeated="248"/>
        </table:table-row>
        <table:table-row table:style-name="ro74" table:number-rows-repeated="136">
          <table:table-cell table:number-columns-repeated="256"/>
        </table:table-row>
        <table:table-row table:style-name="ro74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74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2"/>
        <table:table-column table:style-name="co70" table:default-cell-style-name="ce64"/>
        <table:table-column table:style-name="co42" table:default-cell-style-name="ce142"/>
        <table:table-column table:style-name="co71" table:default-cell-style-name="ce129"/>
        <table:table-column table:style-name="co72" table:default-cell-style-name="ce236"/>
        <table:table-column table:style-name="co73" table:default-cell-style-name="ce236"/>
        <table:table-column table:style-name="co74" table:default-cell-style-name="ce236"/>
        <table:table-column table:style-name="co47" table:default-cell-style-name="ce236"/>
        <table:table-column table:style-name="co8" table:default-cell-style-name="ce236"/>
        <table:table-column table:style-name="co8" table:number-columns-repeated="247" table:default-cell-style-name="Default"/>
        <table:table-row table:style-name="ro24">
          <table:table-cell table:style-name="ce15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100];[.$K1])" office:value-type="float" office:value="0">
            <text:p>0</text:p>
          </table:table-cell>
          <table:table-cell table:style-name="ce161" table:formula="of:=COUNTIF([.M$7:.M$1100];[.$K1])" office:value-type="float" office:value="0">
            <text:p>0</text:p>
          </table:table-cell>
          <table:table-cell table:style-name="ce161" table:formula="of:=COUNTIF([.N$7:.N$1100];[.$K1])" office:value-type="float" office:value="0">
            <text:p>0</text:p>
          </table:table-cell>
          <table:table-cell table:style-name="ce161" table:formula="of:=COUNTIF([.O$7:.O$1100];[.$K1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100];[.$K2])" office:value-type="float" office:value="0">
            <text:p>0</text:p>
          </table:table-cell>
          <table:table-cell table:style-name="ce161" table:formula="of:=COUNTIF([.M$7:.M$1100];[.$K2])" office:value-type="float" office:value="0">
            <text:p>0</text:p>
          </table:table-cell>
          <table:table-cell table:style-name="ce161" table:formula="of:=COUNTIF([.N$7:.N$1100];[.$K2])" office:value-type="float" office:value="0">
            <text:p>0</text:p>
          </table:table-cell>
          <table:table-cell table:style-name="ce161" table:formula="of:=COUNTIF([.O$7:.O$1100];[.$K2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33">
          <table:table-cell table:style-name="ce158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100];[.$K3])" office:value-type="float" office:value="0">
            <text:p>0</text:p>
          </table:table-cell>
          <table:table-cell table:style-name="ce161" table:formula="of:=COUNTIF([.M$7:.M$1100];[.$K3])" office:value-type="float" office:value="0">
            <text:p>0</text:p>
          </table:table-cell>
          <table:table-cell table:style-name="ce161" table:formula="of:=COUNTIF([.N$7:.N$1100];[.$K3])" office:value-type="float" office:value="0">
            <text:p>0</text:p>
          </table:table-cell>
          <table:table-cell table:style-name="ce161" table:formula="of:=COUNTIF([.O$7:.O$110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34" office:value-type="string">
            <text:p>Total Main Cases</text:p>
          </table:table-cell>
          <table:table-cell table:style-name="ce141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100];[.$K4])" office:value-type="float" office:value="0">
            <text:p>0</text:p>
          </table:table-cell>
          <table:table-cell table:style-name="ce161" table:formula="of:=COUNTIF([.M$7:.M$1100];[.$K4])" office:value-type="float" office:value="0">
            <text:p>0</text:p>
          </table:table-cell>
          <table:table-cell table:style-name="ce161" table:formula="of:=COUNTIF([.N$7:.N$1100];[.$K4])" office:value-type="float" office:value="0">
            <text:p>0</text:p>
          </table:table-cell>
          <table:table-cell table:style-name="ce161" table:formula="of:=COUNTIF([.O$7:.O$110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office:value-type="string">
            <text:p>N/A</text:p>
          </table:table-cell>
          <table:table-cell table:style-name="ce161" table:formula="of:=COUNTIF([.L$7:.L$1100];[.$K5])" office:value-type="float" office:value="0">
            <text:p>0</text:p>
          </table:table-cell>
          <table:table-cell table:style-name="ce161" table:formula="of:=COUNTIF([.M$7:.M$1100];[.$K5])" office:value-type="float" office:value="0">
            <text:p>0</text:p>
          </table:table-cell>
          <table:table-cell table:style-name="ce161" table:formula="of:=COUNTIF([.N$7:.N$1100];[.$K5])" office:value-type="float" office:value="0">
            <text:p>0</text:p>
          </table:table-cell>
          <table:table-cell table:style-name="ce16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31">
          <table:table-cell table:style-name="ce288" office:value-type="float" office:value="1">
            <text:p>001</text:p>
          </table:table-cell>
          <table:table-cell table:style-name="ce215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4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4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4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1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4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1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Categories\Tags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 table:number-rows-repeated="108">
          <table:table-cell table:style-name="ce236" table:number-columns-repeated="2"/>
          <table:table-cell table:style-name="ce289"/>
          <table:table-cell table:style-name="ce236"/>
          <table:table-cell table:number-columns-repeated="252"/>
        </table:table-row>
        <table:table-row table:style-name="ro16" table:number-rows-repeated="10">
          <table:table-cell table:style-name="ce138" table:number-columns-repeated="2"/>
          <table:table-cell table:style-name="ce133"/>
          <table:table-cell table:style-name="ce138" table:number-columns-repeated="253"/>
        </table:table-row>
        <table:table-row table:style-name="ro16">
          <table:table-cell table:style-name="ce138" table:number-columns-repeated="2"/>
          <table:table-cell table:style-name="ce133"/>
          <table:table-cell table:style-name="ce138" table:number-columns-repeated="253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10/23/2012</text:date>, <text:time>09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9-11-16T08:33:40</meta:creation-date>
    <dc:date>2012-10-23T09:18:25</dc:date>
    <meta:editing-cycles>463</meta:editing-cycles>
    <meta:editing-duration>P5DT8H40M12S</meta:editing-duration>
    <meta:document-statistic meta:table-count="13" meta:cell-count="10575" meta:object-count="2"/>
    <meta:user-defined meta:name="Info 1"/>
    <meta:user-defined meta:name="Info 2"/>
    <meta:user-defined meta:name="Info 3"/>
    <meta:user-defined meta:name="Info 4"/>
  </office:meta>
</office:document-meta>
</file>